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ac7" officeooo:paragraph-rsid="000a0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configurer splunk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21:19.483703142</meta:creation-date>
    <dc:date>2023-05-11T14:24:49.510582691</dc:date>
    <meta:editing-duration>PT3M3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